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8" style:family="table-column">
      <style:table-column-properties fo:break-before="auto" style:column-width="308.04pt"/>
    </style:style>
    <style:style style:name="co9" style:family="table-column">
      <style:table-column-properties fo:break-before="auto" style:column-width="305.94pt"/>
    </style:style>
    <style:style style:name="co10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7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63.14pt"/>
    </style:style>
    <style:style style:name="co3" style:family="table-column">
      <style:table-column-properties fo:break-before="auto" style:column-width="232.61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6" style:family="table-column">
      <style:table-column-properties fo:break-before="auto" style:column-width="217.16pt"/>
    </style:style>
    <style:style style:name="co2" style:family="table-column">
      <style:table-column-properties fo:break-before="auto" style:column-width="239.9pt"/>
    </style:style>
    <style:style style:name="co15" style:family="table-column">
      <style:table-column-properties fo:break-before="auto" style:column-width="232.36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89.11pt"/>
    </style:style>
    <style:style style:name="co23" style:family="table-column">
      <style:table-column-properties fo:break-before="auto" style:column-width="158.26pt"/>
    </style:style>
    <style:style style:name="co24" style:family="table-column">
      <style:table-column-properties fo:break-before="auto" style:column-width="180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2" style:family="table-cell" style:parent-style-name="Default">
      <style:text-properties style:text-position="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0" style:family="table-cell" style:parent-style-name="Default">
      <style:text-properties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44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23" table:default-cell-style-name="ce36"/>
        <table:table-column table:style-name="co24" table:default-cell-style-name="ce36"/>
        <table:table-column table:style-name="co6" table:default-cell-style-name="ce36"/>
        <table:table-column table:style-name="co7" table:number-columns-repeated="993" table:default-cell-style-name="ce39"/>
        <table:table-column table:style-name="co7" table:number-columns-repeated="23" table:default-cell-style-name="ce40"/>
        <table:table-row table:style-name="ro1">
          <table:table-cell table:style-name="ce33" office:value-type="string" calcext:value-type="string">
            <text:p>Objective</text:p>
          </table:table-cell>
          <table:table-cell table:style-name="ce37" office:value-type="string" calcext:value-type="string">
            <text:p>Move</text:p>
          </table:table-cell>
          <table:table-cell table:style-name="ce37" office:value-type="string" calcext:value-type="string">
            <text:p>Actions</text:p>
          </table:table-cell>
          <table:table-cell table:style-name="ce33" office:value-type="string" calcext:value-type="string">
            <text:p>Wait Condition</text:p>
          </table:table-cell>
          <table:table-cell table:style-name="ce37" office:value-type="string" calcext:value-type="string">
            <text:p>Cancel Condition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34" office:value-type="string" calcext:value-type="string">
            <text:p>buy_items</text:p>
          </table:table-cell>
          <table:table-cell table:number-columns-repeated="2" table:style-name="ce34" office:value-type="string" calcext:value-type="string">
            <text:p>buy_fl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5"/>
          <table:table-cell table:style-name="ce38" office:value-type="string" calcext:value-type="string">
            <text:p>buy_tpscroll</text:p>
          </table:table-cell>
          <table:table-cell table:style-name="ce34" office:value-type="string" calcext:value-type="string">
            <text:p>buy_tpscroll</text:p>
          </table:table-cell>
          <table:table-cell table:style-name="ce3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5"/>
          <table:table-cell table:style-name="ce38" office:value-type="string" calcext:value-type="string">
            <text:p>buy_enchanted_mango</text:p>
          </table:table-cell>
          <table:table-cell table:style-name="ce34" office:value-type="string" calcext:value-type="string">
            <text:p>buy_enchanted_mango</text:p>
          </table:table-cell>
          <table:table-cell table:style-name="ce3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5"/>
          <table:table-cell table:style-name="ce38" office:value-type="string" calcext:value-type="string">
            <text:p>buy_infused_raindrop</text:p>
          </table:table-cell>
          <table:table-cell table:style-name="ce34" office:value-type="string" calcext:value-type="string">
            <text:p>buy_infused_raindrop</text:p>
          </table:table-cell>
          <table:table-cell table:style-name="ce3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5"/>
          <table:table-cell table:style-name="ce38" office:value-type="string" calcext:value-type="string">
            <text:p>buy_slippers</text:p>
          </table:table-cell>
          <table:table-cell table:style-name="ce34" office:value-type="string" calcext:value-type="string">
            <text:p>buy_slippers</text:p>
          </table:table-cell>
          <table:table-cell table:style-name="ce3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5"/>
          <table:table-cell table:style-name="ce38" office:value-type="string" calcext:value-type="string">
            <text:p>buy_circlet</text:p>
          </table:table-cell>
          <table:table-cell table:style-name="ce34" office:value-type="string" calcext:value-type="string">
            <text:p>buy_circlet</text:p>
          </table:table-cell>
          <table:table-cell table:style-name="ce3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5"/>
          <table:table-cell table:style-name="ce38" office:value-type="string" calcext:value-type="string">
            <text:p>buy_recipe_wraith_band</text:p>
          </table:table-cell>
          <table:table-cell table:style-name="ce34" office:value-type="string" calcext:value-type="string">
            <text:p>buy_recipe_wraith_band</text:p>
          </table:table-cell>
          <table:table-cell table:style-name="ce3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buy_boots</text:p>
          </table:table-cell>
          <table:table-cell table:style-name="ce38" office:value-type="string" calcext:value-type="string">
            <text:p>buy_boot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8" office:value-type="string" calcext:value-type="string">
            <text:p>buy_boots_of_elves</text:p>
          </table:table-cell>
          <table:table-cell table:style-name="ce34" office:value-type="string" calcext:value-type="string">
            <text:p>buy_boots_of_el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8" office:value-type="string" calcext:value-type="string">
            <text:p>buy_gloves</text:p>
          </table:table-cell>
          <table:table-cell table:style-name="ce34" office:value-type="string" calcext:value-type="string">
            <text:p>buy_glo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8" office:value-type="string" calcext:value-type="string">
            <text:p>buy_wind_lace</text:p>
          </table:table-cell>
          <table:table-cell table:style-name="ce34" office:value-type="string" calcext:value-type="string">
            <text:p>buy_wind_lac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8" office:value-type="string" calcext:value-type="string">
            <text:p>buy_void_stone</text:p>
          </table:table-cell>
          <table:table-cell table:style-name="ce34" office:value-type="string" calcext:value-type="string">
            <text:p>buy_void_ston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8" office:value-type="string" calcext:value-type="string">
            <text:p>buy_staff_of_wizardry</text:p>
          </table:table-cell>
          <table:table-cell table:style-name="ce34" office:value-type="string" calcext:value-type="string">
            <text:p>buy_staff_of_wizardry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8" office:value-type="string" calcext:value-type="string">
            <text:p>buy_recipe_cyclone</text:p>
          </table:table-cell>
          <table:table-cell table:style-name="ce34" office:value-type="string" calcext:value-type="string">
            <text:p>buy_recipe_cyclon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8" office:value-type="string" calcext:value-type="string">
            <text:p>buy_blink</text:p>
          </table:table-cell>
          <table:table-cell table:style-name="ce34" office:value-type="string" calcext:value-type="string">
            <text:p>buy_blin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8" office:value-type="string" calcext:value-type="string">
            <text:p>buy_observer_ward</text:p>
          </table:table-cell>
          <table:table-cell table:style-name="ce34" office:value-type="string" calcext:value-type="string">
            <text:p>buy_observer_ward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8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clone_and_requiem</text:p>
          </table:table-cell>
          <table:table-cell table:number-columns-repeated="2" table:style-name="ce9" office:value-type="string" calcext:value-type="string">
            <text:p>blin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cyclone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move_enemy_hero_location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cyclone_timing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requiem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 table:number-rows-repeated="6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4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close_fight</text:p>
          </table:table-cell>
          <table:table-cell table:number-columns-repeated="2" table:style-name="ce2" office:value-type="string" calcext:value-type="string">
            <text:p>kill_enemy_hero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string" calcext:value-type="string">
            <text:p>buyback</text:p>
          </table:table-cell>
          <table:table-cell table:number-columns-repeated="2" table:style-name="ce20" office:value-type="string" calcext:value-type="string">
            <text:p>do_buyback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20" table:number-columns-repeated="3"/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style-name="ce20" office:value-type="string" calcext:value-type="string">
            <text:p>put_wraith_band_in_backpack</text:p>
          </table:table-cell>
          <table:table-cell table:style-name="ce16" office:value-type="string" calcext:value-type="string">
            <text:p>put_wraith_band_in_backpack</text:p>
          </table:table-cell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put_item_in_inventory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for_recovery</text:p>
          </table:table-cell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/>
          <table:table-cell table:style-name="ce20" table:number-columns-repeated="2"/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flask</text:p>
          </table:table-cell>
          <table:table-cell table:style-name="ce16" office:value-type="string" calcext:value-type="string">
            <text:p>heal_flask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20"/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tp_base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 office:value-type="string" calcext:value-type="string">
            <text:p>base_recovery</text:p>
          </table:table-cell>
          <table:table-cell table:style-name="ce20" office:value-type="string" calcext:value-type="string">
            <text:p>deliver_items</text:p>
          </table:table-cell>
          <table:table-cell table:style-name="ce16" office:value-type="string" calcext:value-type="string">
            <text:p>deliver_items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hp_on_base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mp_on_base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move_base</text:p>
          </table:table-cell>
          <table:table-cell table:style-name="ce16" office:value-type="string" calcext:value-type="string">
            <text:p>wait_move_base</text:p>
          </table:table-cell>
          <table:table-cell table:style-name="ce16" office:value-type="string" calcext:value-type="string">
            <text:p>cancel_move_base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style-name="ce20" office:value-type="string" calcext:value-type="string">
            <text:p>evade_enemy_hero_low_hp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_low_hp</text:p>
          </table:table-cell>
          <table:table-cell table:style-name="ce20" office:value-type="string" calcext:value-type="string">
            <text:p>cancel_evade_enemy_hero_low_hp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20"/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20"/>
          <table:table-cell table:style-name="ce16" office:value-type="string" calcext:value-type="string">
            <text:p>evade_invisibl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invisible_enemy_hero</text:p>
          </table:table-cell>
          <table:table-cell table:style-name="ce16" office:value-type="string" calcext:value-type="string">
            <text:p>cancel_evade_invisible_enemy_hero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15" table:default-cell-style-name="ce18"/>
        <table:table-column table:style-name="co11" table:default-cell-style-name="ce18"/>
        <table:table-column table:style-name="co7" table:number-columns-repeated="1019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anage_attack_anim</text:p>
          </table:table-cell>
          <table:table-cell table:number-columns-repeated="2" table:style-name="ce23" office:value-type="string" calcext:value-type="string">
            <text:p>cancel_attack</text:p>
          </table:table-cell>
          <table:table-cell table:style-name="ce17"/>
          <table:table-cell table:style-name="ce16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number-columns-repeated="2" table:style-name="ce23" office:value-type="string" calcext:value-type="string">
            <text:p>wait_attack</text:p>
          </table:table-cell>
          <table:table-cell table:style-name="ce17"/>
          <table:table-cell table:style-name="ce16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/>
          <table:table-cell table:number-columns-repeated="1019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16"/>
          <table:table-cell table:style-name="ce20" office:value-type="string" calcext:value-type="string">
            <text:p>evade_enemy_hero_low_hp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_low_hp</text:p>
          </table:table-cell>
          <table:table-cell table:style-name="ce20" office:value-type="string" calcext:value-type="string">
            <text:p>cancel_evade_enemy_hero_low_hp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table:number-columns-repeated="5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6" office:value-type="string" calcext:value-type="string">
            <text:p>cancel_turn</text:p>
          </table:table-cell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column table:style-name="co7" table:number-columns-repeated="2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6" office:value-type="string" calcext:value-type="string">
            <text:p>manage_attack_anim</text:p>
          </table:table-cell>
          <table:table-cell table:number-columns-repeated="2" table:style-name="ce23" office:value-type="string" calcext:value-type="string">
            <text:p>cancel_attack</text:p>
          </table:table-cell>
          <table:table-cell table:style-name="ce17"/>
          <table:table-cell table:style-name="ce16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number-columns-repeated="2" table:style-name="ce23" office:value-type="string" calcext:value-type="string">
            <text:p>wait_attack</text:p>
          </table:table-cell>
          <table:table-cell table:style-name="ce17"/>
          <table:table-cell table:style-name="ce16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table:number-columns-repeated="2"/>
          <table:table-cell table:style-name="ce16" table:number-columns-repeated="2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 office:value-type="string" calcext:value-type="string">
            <text:p>evade_enemy_nukes</text:p>
          </table:table-cell>
          <table:table-cell table:style-name="ce23" office:value-type="string" calcext:value-type="string">
            <text:p>evade_ne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near_shadowraze_back</text:p>
          </table:table-cell>
          <table:table-cell table:style-name="ce23" office:value-type="string" calcext:value-type="string">
            <text:p>cancel_evade_near_shadowraze_back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medium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medium_shadowraze_back</text:p>
          </table:table-cell>
          <table:table-cell table:style-name="ce23" office:value-type="string" calcext:value-type="string">
            <text:p>cancel_evade_medium_shadowraze_back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f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far_shadowraze_back</text:p>
          </table:table-cell>
          <table:table-cell table:style-name="ce23" office:value-type="string" calcext:value-type="string">
            <text:p>cancel_evade_far_shadowraze_back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medium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medium_shadowraze_front</text:p>
          </table:table-cell>
          <table:table-cell table:style-name="ce23" office:value-type="string" calcext:value-type="string">
            <text:p>cancel_evade_medium_shadowraze_front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far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far_shadowraze_front</text:p>
          </table:table-cell>
          <table:table-cell table:style-name="ce23" office:value-type="string" calcext:value-type="string">
            <text:p>cancel_evade_far_shadowraze_front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table:number-columns-repeated="5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3" table:number-columns-repeated="2"/>
          <table:table-cell table:number-columns-repeated="2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prepare_for_match</text:p>
          </table:table-cell>
          <table:table-cell table:style-name="ce20" office:value-type="string" calcext:value-type="string">
            <text:p>buy_starting_items</text:p>
          </table:table-cell>
          <table:table-cell table:style-name="ce17" office:value-type="string" calcext:value-type="string">
            <text:p>buy_starting_items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7"/>
          <table:table-cell table:style-name="ce20"/>
          <table:table-cell table:style-name="ce17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number-columns-repeated="2" table:style-name="ce20" office:value-type="string" calcext:value-type="string">
            <text:p>put_item_in_inventory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for_recovery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ward_for_using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mp_recovery</text:p>
          </table:table-cell>
          <table:table-cell table:style-name="ce20" office:value-type="string" calcext:value-type="string">
            <text:p>use_enchanted_mango</text:p>
          </table:table-cell>
          <table:table-cell table:style-name="ce16" office:value-type="string" calcext:value-type="string">
            <text:p>use_enchanted_mango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24" office:value-type="string" calcext:value-type="string">
            <text:p>use_enchanted_mango_with_cyclone</text:p>
          </table:table-cell>
          <table:table-cell table:style-name="ce16" office:value-type="string" calcext:value-type="string">
            <text:p>use_enchanted_mango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nuke_enemy_hero</text:p>
          </table:table-cell>
          <table:table-cell table:style-name="ce16" office:value-type="string" calcext:value-type="string">
            <text:p>turn_near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 office:value-type="string" calcext:value-type="string">
            <text:p>wait_turn_near_shadowraze</text:p>
          </table:table-cell>
          <table:table-cell table:style-name="ce16" office:value-type="string" calcext:value-type="string">
            <text:p>cancel_turn_ne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near_shadowraze</text:p>
          </table:table-cell>
          <table:table-cell table:style-name="ce16"/>
          <table:table-cell table:style-name="ce16" office:value-type="string" calcext:value-type="string">
            <text:p>cancel_ne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turn_medium_shadowraze</text:p>
          </table:table-cell>
          <table:table-cell table:style-name="ce16" office:value-type="string" calcext:value-type="string">
            <text:p>turn</text:p>
          </table:table-cell>
          <table:table-cell table:style-name="ce16"/>
          <table:table-cell table:style-name="ce16" office:value-type="string" calcext:value-type="string">
            <text:p>cancel_turn_medium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medium_shadowraze</text:p>
          </table:table-cell>
          <table:table-cell table:style-name="ce16"/>
          <table:table-cell table:style-name="ce16" office:value-type="string" calcext:value-type="string">
            <text:p>cancel_medium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turn_far_shadowraze</text:p>
          </table:table-cell>
          <table:table-cell table:style-name="ce16" office:value-type="string" calcext:value-type="string">
            <text:p>turn</text:p>
          </table:table-cell>
          <table:table-cell table:style-name="ce16"/>
          <table:table-cell table:style-name="ce16" office:value-type="string" calcext:value-type="string">
            <text:p>cancel_turn_f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far_shadowraze</text:p>
          </table:table-cell>
          <table:table-cell table:style-name="ce16"/>
          <table:table-cell table:style-name="ce16" office:value-type="string" calcext:value-type="string">
            <text:p>cancel_f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requiem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office:value-type="string" calcext:value-type="string">
            <text:p>evade_enemy_hero_low_hp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_low_hp</text:p>
          </table:table-cell>
          <table:table-cell table:style-name="ce20" office:value-type="string" calcext:value-type="string">
            <text:p>cancel_evade_enemy_hero_low_hp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evade_invisibl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invisible_enemy_hero</text:p>
          </table:table-cell>
          <table:table-cell table:style-name="ce16" office:value-type="string" calcext:value-type="string">
            <text:p>cancel_evade_invisibl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upgrade_skills</text:p>
          </table:table-cell>
          <table:table-cell table:number-columns-repeated="2" table:style-name="ce16" office:value-type="string" calcext:value-type="string">
            <text:p>upgrad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16" office:value-type="string" calcext:value-type="string">
            <text:p>evad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hero</text:p>
          </table:table-cell>
          <table:table-cell table:style-name="ce16" office:value-type="string" calcext:value-type="string">
            <text:p>cancel_evad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6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office:value-type="string" calcext:value-type="string">
            <text:p>wait_move_start_position</text:p>
          </table:table-cell>
          <table:table-cell office:value-type="string" calcext:value-type="string">
            <text:p>cancel_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5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 style:data-style-name="N2" text:time-value="21:00:59.040257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30T21:01:16.224172088</dc:date>
    <meta:editing-duration>P3DT18H8M39S</meta:editing-duration>
    <meta:editing-cycles>2915</meta:editing-cycles>
    <dc:creator>Ilya Shpigor</dc:creator>
    <meta:document-statistic meta:table-count="6" meta:cell-count="411" meta:object-count="0"/>
  </office:meta>
</office:document-meta>
</file>